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 fo:min-height="1.299cm" fo:min-width="0.11cm" draw:shadow="visible" draw:shadow-offset-x="0.071cm" draw:shadow-offset-y="0.071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1.606cm" fo:min-width="0.11cm" draw:shadow="visible" draw:shadow-offset-x="0.071cm" draw:shadow-offset-y="0.071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0.208cm" fo:min-width="0.105cm" draw:shadow="visible" draw:shadow-offset-x="0.071cm" draw:shadow-offset-y="0.071cm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1.025cm" fo:min-width="0.11cm" draw:shadow="visible" draw:shadow-offset-x="0.071cm" draw:shadow-offset-y="0.071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87cm" fo:min-width="2.536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724cm" draw:shadow="hidden" draw:shadow-offset-x="0.071cm" draw:shadow-offset-y="0.071cm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fo:font-size="26pt"/>
    </style:style>
    <style:style style:name="P4" style:family="paragraph">
      <loext:graphic-properties draw:fill="none" draw:fill-color="#ffffff"/>
      <style:text-properties fo:font-size="26pt" fo:font-weight="bold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1cm" svg:height="1.549cm" svg:x="0.148cm" svg:y="1.4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1cm" svg:height="1.856cm" svg:x="1.685cm" svg:y="1.1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05cm" svg:height="0.458cm" svg:x="0.928cm" svg:y="2.5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1cm" svg:height="1.275cm" svg:x="2.447cm" svg:y="1.7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164cm" svg:height="0.965cm" svg:x="0.02cm" svg:y="0.0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3.47cm" svg:height="1.115cm" svg:x="-0.134cm" svg:y="0.088cm">
          <draw:text-box>
            <text:p text:style-name="P3"><text:span text:style-name="T1">CPU#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lles Mouchard</meta:initial-creator>
    <meta:creation-date>2019-02-12T11:15:28.650283939</meta:creation-date>
    <dc:date>2019-02-19T14:12:53.997960705</dc:date>
    <dc:creator>Gilles Mouchard</dc:creator>
    <meta:editing-duration>PT4H45M42S</meta:editing-duration>
    <meta:editing-cycles>14</meta:editing-cycles>
    <meta:generator>LibreOffice/5.3.7.2.0$Linux_X86_64 LibreOffice_project/30$Build-2</meta:generator>
    <meta:document-statistic meta:object-count="6"/>
  </office:meta>
</office:document-meta>
</file>